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228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4.0417in"/>
    </style:style>
    <style:style style:name="co4" style:family="table-column">
      <style:table-column-properties fo:break-before="auto" style:column-width="2.12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10121"/>
    <style:style style:name="ce3" style:family="table-cell" style:parent-style-name="Default" style:data-style-name="N10121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0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uthor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2" calcext:value-type="date">
            <text:p>12/2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out design, Base converter and Base tables</text:p>
          </table:table-cell>
          <table:table-cell office:value-type="string" calcext:value-type="string">
            <text:p>Kurkela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3" calcext:value-type="date">
            <text:p>12/3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out design, Boolean tables and Combinatorics</text:p>
          </table:table-cell>
          <table:table-cell office:value-type="string" calcext:value-type="string">
            <text:p>Kurkela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4" calcext:value-type="date">
            <text:p>12/4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out design, Random Number Generator</text:p>
          </table:table-cell>
          <table:table-cell office:value-type="string" calcext:value-type="string">
            <text:p>Kurkela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05" calcext:value-type="date">
            <text:p>12/5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06" calcext:value-type="date">
            <text:p>12/6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07" calcext:value-type="date">
            <text:p>12/7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08" calcext:value-type="date">
            <text:p>12/8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09" calcext:value-type="date">
            <text:p>12/9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10" calcext:value-type="date">
            <text:p>12/10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11" calcext:value-type="date">
            <text:p>12/11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12" calcext:value-type="date">
            <text:p>12/12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13" calcext:value-type="date">
            <text:p>12/13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14" calcext:value-type="date">
            <text:p>12/14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15" calcext:value-type="date">
            <text:p>12/15/2019</text:p>
          </table:table-cell>
          <table:table-cell table:number-columns-repeated="1023"/>
        </table:table-row>
        <table:table-row table:style-name="ro1">
          <table:table-cell table:style-name="ce2" office:value-type="date" office:date-value="2019-12-16" calcext:value-type="date">
            <text:p>12/16/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I rework, navigation, project folder structure</text:p>
          </table:table-cell>
          <table:table-cell office:value-type="string" calcext:value-type="string">
            <text:p>P.T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12-17" calcext:value-type="date">
            <text:p>12/17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 animations</text:p>
          </table:table-cell>
          <table:table-cell office:value-type="string" calcext:value-type="string">
            <text:p>P.T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2/17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 UI changes</text:p>
          </table:table-cell>
          <table:table-cell office:value-type="string" calcext:value-type="string">
            <text:p>Myllylä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9-12-17" calcext:value-type="date">
            <text:p>12/17/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ixed NAND Boolean table, project cleanup</text:p>
          </table:table-cell>
          <table:table-cell table:style-name="Default" office:value-type="string" calcext:value-type="string">
            <text:p>Kurkela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9-12-17" calcext:value-type="date">
            <text:p>12/1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 tweaking(fonts, checkboxes, responsiveness), readme</text:p>
          </table:table-cell>
          <table:table-cell office:value-type="string" calcext:value-type="string">
            <text:p>P.T.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initial-creator>Henrik Kurkela</meta:initial-creator>
    <meta:creation-date>2015-06-05T18:19:34Z</meta:creation-date>
    <dc:date>2019-12-17T23:31:55.302310611</dc:date>
    <meta:editing-cycles>4</meta:editing-cycles>
    <meta:editing-duration>PT5M42S</meta:editing-duration>
    <meta:document-statistic meta:table-count="1" meta:cell-count="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